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0E0000011179E2788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5.842cm" svg:x="0.8cm" svg:y="0.7cm">
          <draw:image xlink:href="Pictures/100002010000050E0000011179E2788A.png" xlink:type="simple" xlink:show="embed" xlink:actuate="onLoad">
            <text:p/>
          </draw:image>
        </draw:frame>
        <draw:line draw:style-name="gr2" draw:text-style-name="P1" draw:layer="layout" svg:x1="21.1cm" svg:y1="6.3cm" svg:x2="16.3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4:56:55.013969000</meta:creation-date>
    <dc:date>2015-05-13T05:01:16.030659000</dc:date>
    <meta:editing-duration>PT4M21S</meta:editing-duration>
    <meta:editing-cycles>1</meta:editing-cycles>
    <meta:document-statistic meta:object-count="2"/>
    <meta:generator>LibreOffice/4.3.5.2$MacOSX_x86 LibreOffice_project/3a87456aaa6a95c63eea1c1b3201acedf0751bd5</meta:generator>
  </office:meta>
</office:document-meta>
</file>